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temFilter.DefaultItem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ItemFilter.isFilteredItem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temFilter.setFilteredNodetypes( String [ ] nodetyp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ItemFilter.isFilteredNamespace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ItemFilter.setFilteredPrefixes( String [ ] prefix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ItemFilter.isFilteredNodeType( Item 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ItemFilter.isFilteredItem( String displayNam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temFilter.isFilteredNamespace( String name , Session 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ItemFilter.setFilteredURIs( String [ ] ur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